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0417in" svg:y="0.5843in">
            <draw:object draw:notify-on-update-of-ranges="Sheet1.A1:Sheet1.A1 Sheet1.A2:Sheet1.A213 Sheet1.C1:Sheet1.C1 Sheet1.C2:Sheet1.C2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0268in" svg:y="4.7921in">
            <draw:object draw:notify-on-update-of-ranges="Sheet1.A1:Sheet1.A1 Sheet1.A2:Sheet1.A213 Sheet1.B1:Sheet1.B1 Sheet1.B2:Sheet1.B2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<text:s/>total completed </text:p>
          </table:table-cell>
          <table:table-cell office:value-type="string" calcext:value-type="string">
            <text:p><text:s/>avg 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19.7778" calcext:value-type="float">
            <text:p>19.77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37.95" calcext:value-type="float">
            <text:p>37.9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  <table:table-cell office:value-type="float" office:value="121.3" calcext:value-type="float">
            <text:p>121.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263.1" calcext:value-type="float">
            <text:p>263.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309.3" calcext:value-type="float">
            <text:p>309.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372.7" calcext:value-type="float">
            <text:p>372.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444.3" calcext:value-type="float">
            <text:p>444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495.2" calcext:value-type="float">
            <text:p>495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547.4" calcext:value-type="float">
            <text:p>547.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604.1" calcext:value-type="float">
            <text:p>604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666.6" calcext:value-type="float">
            <text:p>666.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710.2" calcext:value-type="float">
            <text:p>710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788" calcext:value-type="float">
            <text:p>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7:29.415890085</dc:date>
    <meta:document-statistic meta:table-count="1" meta:cell-count="639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 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aecf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87cm" svg:y="0.316cm" chart:style-name="ch2">
          <text:p>MIN_CONFLICTS 4-Color</text:p>
        </chart:title>
        <chart:legend chart:legend-position="end" svg:x="12.437cm" svg:y="3.94cm" style:legend-expansion="high" chart:style-name="ch3"/>
        <chart:plot-area chart:style-name="ch4" table:cell-range-address="Sheet1.A1:Sheet1.A213 Sheet1.C1:Sheet1.C213" chart:data-source-has-labels="row" svg:x="0.32cm" svg:y="1.327cm" svg:width="11.797cm" svg:height="7.493cm">
          <chartooo:coordinate-region svg:x="1.184cm" svg:y="1.532cm" svg:width="10.523cm" svg:height="6.629cm"/>
          <chart:axis chart:dimension="x" chart:name="primary-x" chart:style-name="ch5"/>
          <chart:axis chart:dimension="y" chart:name="primary-y" chart:style-name="ch5"/>
          <chart:series chart:style-name="ch6" chart:values-cell-range-address="Sheet1.C2:Sheet1.C213" chart:label-cell-address="Sheet1.C1:Sheet1.C1" chart:class="chart:scatter">
            <chart:domain table:cell-range-address="Sheet1.A2:Sheet1.A213"/>
            <chart:regression-curve chart:style-name="ch7"/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avg time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213</svg:desc>
                </draw:g>
              </table:table-cell>
              <table:table-cell office:value-type="float" office:value="0">
                <text:p>0</text:p>
                <draw:g>
                  <svg:desc>Sheet1.C2:Sheet1.C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9.7778">
                <text:p>19.77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5">
                <text:p>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">
                <text:p>350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1">
                <text:p>3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5">
                <text:p>37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0">
                <text:p>40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5">
                <text:p>42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0">
                <text:p>45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">
                <text:p>47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0">
                <text:p>500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5">
                <text:p>52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0">
                <text:p>5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5">
                <text:p>575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0">
                <text:p>60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5">
                <text:p>625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0">
                <text:p>650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5">
                <text:p>675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0">
                <text:p>700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5">
                <text:p>725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0">
                <text:p>750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0">
                <text:p>9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">
                <text:p>1000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0">
                <text:p>1100</text:p>
              </table:table-cell>
              <table:table-cell office:value-type="float" office:value="263.1">
                <text:p>263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0">
                <text:p>1200</text:p>
              </table:table-cell>
              <table:table-cell office:value-type="float" office:value="309.3">
                <text:p>309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0">
                <text:p>1300</text:p>
              </table:table-cell>
              <table:table-cell office:value-type="float" office:value="372.7">
                <text:p>372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0">
                <text:p>1400</text:p>
              </table:table-cell>
              <table:table-cell office:value-type="float" office:value="444.3">
                <text:p>444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00">
                <text:p>1500</text:p>
              </table:table-cell>
              <table:table-cell office:value-type="float" office:value="495.2">
                <text:p>495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0">
                <text:p>1600</text:p>
              </table:table-cell>
              <table:table-cell office:value-type="float" office:value="547.4">
                <text:p>547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00">
                <text:p>1700</text:p>
              </table:table-cell>
              <table:table-cell office:value-type="float" office:value="604.1">
                <text:p>604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00">
                <text:p>1800</text:p>
              </table:table-cell>
              <table:table-cell office:value-type="float" office:value="666.6">
                <text:p>666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00">
                <text:p>1900</text:p>
              </table:table-cell>
              <table:table-cell office:value-type="float" office:value="710.2">
                <text:p>710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0">
                <text:p>2000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87cm" svg:y="0.316cm" chart:style-name="ch2">
          <text:p>MIN_CONFLICTS 4-Color</text:p>
        </chart:title>
        <chart:legend chart:legend-position="end" svg:x="12.646cm" svg:y="4.195cm" style:legend-expansion="high" chart:style-name="ch3"/>
        <chart:plot-area chart:style-name="ch4" table:cell-range-address="Sheet1.A1:Sheet1.B213" chart:data-source-has-labels="row" svg:x="0.32cm" svg:y="1.327cm" svg:width="12.006cm" svg:height="7.493cm">
          <chartooo:coordinate-region svg:x="0.98cm" svg:y="1.532cm" svg:width="10.937cm" svg:height="6.629cm"/>
          <chart:axis chart:dimension="x" chart:name="primary-x" chart:style-name="ch5"/>
          <chart:axis chart:dimension="y" chart:name="primary-y" chart:style-name="ch5"/>
          <chart:series chart:style-name="ch6" chart:values-cell-range-address="Sheet1.B2:Sheet1.B213" chart:label-cell-address="Sheet1.B1:Sheet1.B1" chart:class="chart:scatter">
            <chart:domain table:cell-range-address="Sheet1.A2:Sheet1.A213"/>
            <chart:data-point chart:repeated="2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otal completed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213</svg:desc>
                </draw:g>
              </table:table-cell>
              <table:table-cell office:value-type="float" office:value="10">
                <text:p>10</text:p>
                <draw:g>
                  <svg:desc>Sheet1.B2:Sheet1.B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1">
                <text:p>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5">
                <text:p>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0">
                <text:p>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">
                <text:p>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5">
                <text:p>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0">
                <text:p>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5">
                <text:p>5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5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0">
                <text:p>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5">
                <text:p>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5">
                <text:p>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0">
                <text:p>7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0">
                <text:p>1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0">
                <text:p>1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0">
                <text:p>1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00">
                <text:p>1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0">
                <text:p>1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00">
                <text:p>1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00">
                <text:p>1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00">
                <text:p>1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